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variant="normal" fo:text-transform="none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" style:family="text">
      <style:text-properties fo:font-variant="normal" fo:text-transform="none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style:text-line-through-style="none" fo:letter-spacing="normal" fo:language="uk" fo:country="UA" fo:font-style="normal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6.5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57:24</dc:date>
    <dc:creator>mark </dc:creator>
    <meta:editing-duration>PT2M29S</meta:editing-duration>
    <meta:editing-cycles>37</meta:editing-cycles>
    <meta:document-statistic meta:table-count="0" meta:image-count="0" meta:object-count="0" meta:page-count="1" meta:paragraph-count="1" meta:word-count="1" meta:character-count="4" meta:non-whitespace-character-count="3"/>
  </office:meta>
</office:document-meta>
</file>